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8000000BF35FC4D666F9CBDCF.jpg" manifest:media-type="image/jpeg"/>
  <manifest:file-entry manifest:full-path="Pictures/1000000000000108000000BFA9CE29523539763E.jpg" manifest:media-type="image/jpeg"/>
  <manifest:file-entry manifest:full-path="Pictures/100000000000019A0000007B41B721167C8E04A9.jpg" manifest:media-type="image/jpeg"/>
  <manifest:file-entry manifest:full-path="Pictures/1000000000000136000000A34AC12237740ED3B1.jpg" manifest:media-type="image/jpeg"/>
  <manifest:file-entry manifest:full-path="Pictures/1000000000000129000000AACC43B5A8C65B67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502cm" svg:height="10.2cm" svg:x="0.4cm" svg:y="2.6cm">
          <draw:image xlink:href="Pictures/100000000000019A0000007B41B721167C8E04A9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389cm" svg:height="11.67cm" svg:x="4.011cm" svg:y="1.73cm">
          <draw:image xlink:href="Pictures/1000000000000129000000AACC43B5A8C65B678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4cm" svg:height="13.312cm" svg:x="4.8cm" svg:y="1.288cm">
          <draw:image xlink:href="Pictures/1000000000000108000000BF35FC4D666F9CBDCF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753cm" svg:height="13.568cm" svg:x="4.247cm" svg:y="1.032cm">
          <draw:image xlink:href="Pictures/1000000000000108000000BFA9CE29523539763E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385cm" svg:height="14.4cm" svg:x="0.4cm" svg:y="0.8cm">
          <draw:image xlink:href="Pictures/1000000000000136000000A34AC12237740ED3B1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2:40:02.700460456</meta:creation-date>
    <dc:date>2019-08-31T12:44:09.570839403</dc:date>
    <meta:editing-duration>PT4M5S</meta:editing-duration>
    <meta:editing-cycles>5</meta:editing-cycles>
    <meta:generator>LibreOffice/6.0.7.3$Linux_X86_64 LibreOffice_project/00m0$Build-3</meta:generator>
    <meta:document-statistic meta:object-count="46"/>
  </office:meta>
</office:document-meta>
</file>